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none" fo:font-weight="bold" officeooo:rsid="0126a9f0" officeooo:paragraph-rsid="0126a9f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26a9f0" officeooo:paragraph-rsid="0126a9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126a9f0" officeooo:paragraph-rsid="0126a9f0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126a9f0" officeooo:paragraph-rsid="0126a9f0" style:font-size-asian="12.25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126a9f0" officeooo:paragraph-rsid="0126a9f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26a9f0" officeooo:paragraph-rsid="0126a9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40ec30" officeooo:paragraph-rsid="0140ec3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140ec30" officeooo:paragraph-rsid="0140ec30" style:font-size-asian="16pt" style:font-weight-asian="bold" style:font-size-complex="16pt" style:font-weight-complex="bold"/>
    </style:style>
    <style:style style:name="T1" style:family="text">
      <style:text-properties officeooo:rsid="012ae0cb"/>
    </style:style>
    <style:style style:name="T2" style:family="text">
      <style:text-properties officeooo:rsid="012bb16e"/>
    </style:style>
    <style:style style:name="T3" style:family="text">
      <style:text-properties officeooo:rsid="012bd045"/>
    </style:style>
    <style:style style:name="T4" style:family="text">
      <style:text-properties officeooo:rsid="013a41ff"/>
    </style:style>
    <style:style style:name="T5" style:family="text">
      <style:text-properties officeooo:rsid="01420030"/>
    </style:style>
    <style:style style:name="T6" style:family="text">
      <style:text-properties officeooo:rsid="0145eb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ed Graphs</text:p>
      <text:p text:style-name="P2"/>
      <text:p text:style-name="P2"/>
      <text:p text:style-name="P2"><text:span text:style-name="T1">W</text:span>e focus on two classes of <text:span text:style-name="T3">D</text:span>irected <text:span text:style-name="T3">G</text:span>raphs :</text:p>
      <text:list xml:id="list648833128" text:style-name="L1">
        <text:list-item>
          <text:p text:style-name="P4"><text:span text:style-name="T2">A</text:span>cyclic graphs : There are no cycles in the graph.</text:p>
        </text:list-item>
      </text:list>
      <text:list xml:id="list404693679" text:style-name="L2">
        <text:list-item>
          <text:p text:style-name="P5"><text:span text:style-name="T2">S</text:span>uccessor graphs : The outdegree of each node is 1, so each node has a unique successor.</text:p>
        </text:list-item>
      </text:list>
      <text:p text:style-name="P2"/>
      <text:p text:style-name="P2"/>
      <text:p text:style-name="P2"/>
      <text:p text:style-name="P3">Topological sorting</text:p>
      <text:p text:style-name="P2"/>
      <text:p text:style-name="P2">A topological sort is an ordering of the nodes of a directed graph such that if there is a path from node a to node b , then node a appears before node b in the ordering. An acyclic graph always has a topological sort. However, if the graph contains a cycle, it is not possible to form a topological sort. </text:p>
      <text:p text:style-name="P2"/>
      <text:p text:style-name="P2">The idea is to go through the nodes of the graph and always begin a depth-first search at the current node if it has not been processed yet. During the searches, the nodes have three possible states:</text:p>
      <text:p text:style-name="P2">• state 0: the node has not been processed (white)</text:p>
      <text:p text:style-name="P2">• state 1: the node is under processing (light gray)</text:p>
      <text:p text:style-name="P2">• state 2: the node has been processed (dark gray)</text:p>
      <text:p text:style-name="P2"/>
      <text:p text:style-name="P2">Initially, the state of each node is 0. When a search reaches a node for the first time, its state becomes 1. Finally, after all successors of the node have been processed, its state becomes 2. If the graph contains a cycle, we will find this out during the search, because sooner or later we will arrive at a node whose state is 1. In this case, it is not</text:p>
      <text:p text:style-name="P2">possible to construct a topological sort. If the graph does not contain a cycle, we can construct a topological sort by adding each node to a list when the state of the node becomes 2. This list in reverse order is a topological sort.</text:p>
      <text:p text:style-name="P2"/>
      <text:p text:style-name="P2"/>
      <text:p text:style-name="P2"/>
      <text:p text:style-name="P8">Successor Graphs :</text:p>
      <text:p text:style-name="P7"/>
      <text:p text:style-name="P7"><text:span text:style-name="T5">I</text:span>n th<text:span text:style-name="T5">e</text:span>se graphs, the outdegree of each node is 1. Successor graphs are sometimes called functional graphs. The reason for this is that any successor graph corresponds to a function that defines the edges of the graph. The parameter for the function is a node of the graph, and the function gives the successor of that node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21:11:19.327166788</meta:creation-date>
    <dc:date>2020-08-14T00:21:16.084314828</dc:date>
    <meta:editing-duration>PT12H9M43S</meta:editing-duration>
    <meta:editing-cycles>30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344" meta:character-count="1806" meta:non-whitespace-character-count="1477"/>
  </office:meta>
</office:document-meta>
</file>